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Lohit Hindi1" svg:font-family="'Lohit Hindi'"/>
    <style:font-face style:name="OpenSymbol" svg:font-family="OpenSymbol"/>
    <style:font-face style:name="LKIHOA+Times-Italic" svg:font-family="LKIHOA+Times-Italic" style:font-family-generic="script"/>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06cm" fo:margin-left="5.329cm" table:align="left"/>
    </style:style>
    <style:style style:name="Table1.A" style:family="table-column">
      <style:table-column-properties style:column-width="3.175cm"/>
    </style:style>
    <style:style style:name="Table1.B" style:family="table-column">
      <style:table-column-properties style:column-width="3.7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509cm" fo:margin-left="5.249cm" table:align="left"/>
    </style:style>
    <style:style style:name="Table2.A" style:family="table-column">
      <style:table-column-properties style:column-width="3.25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3.414cm" fo:margin-left="1.519cm" table:align="left"/>
    </style:style>
    <style:style style:name="Table3.A" style:family="table-column">
      <style:table-column-properties style:column-width="5.741cm"/>
    </style:style>
    <style:style style:name="Table3.B" style:family="table-column">
      <style:table-column-properties style:column-width="3.757cm"/>
    </style:style>
    <style:style style:name="Table3.C" style:family="table-column">
      <style:table-column-properties style:column-width="3.91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en" fo:country="US" fo:font-style="normal" fo:font-weight="bold" style:font-size-asian="11pt" style:font-style-asian="normal" style:font-weight-asian="bold" style:font-size-complex="11pt" style:font-style-complex="normal" style:font-weight-complex="bold"/>
    </style:style>
    <style:style style:name="P6" style:family="paragraph" style:parent-style-name="Text_20_body">
      <style:paragraph-properties fo:text-align="justify" style:justify-single-word="false"/>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7" style:family="paragraph" style:parent-style-name="Text_20_body">
      <style:text-properties fo:font-size="11pt" fo:language="en" fo:country="US" style:font-size-asian="11pt" style:font-size-complex="11pt"/>
    </style:style>
    <style:style style:name="P8" style:family="paragraph" style:parent-style-name="Text_20_body">
      <style:paragraph-properties fo:text-align="justify" style:justify-single-word="false"/>
      <style:text-properties fo:font-size="11pt" fo:language="en" fo:country="US" style:font-size-asian="11pt" style:font-size-complex="11pt"/>
    </style:style>
    <style:style style:name="P9" style:family="paragraph" style:parent-style-name="Text_20_body">
      <style:paragraph-properties fo:text-align="justify" style:justify-single-word="false"/>
      <style:text-properties fo:language="en" fo:country="US"/>
    </style:style>
    <style:style style:name="P10" style:family="paragraph" style:parent-style-name="Text_20_body">
      <style:paragraph-properties fo:text-align="justify" style:justify-single-word="false"/>
      <style:text-properties fo:font-size="12pt" fo:language="en" fo:country="US" style:font-size-asian="12pt" style:font-size-complex="12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fo:text-align="justify" style:justify-single-word="false"/>
      <style:text-properties style:font-name="Liberation Serif" fo:font-size="11pt" fo:language="en" fo:country="US" style:font-size-asian="11pt" style:font-size-complex="11pt"/>
    </style:style>
    <style:style style:name="P14" style:family="paragraph" style:parent-style-name="Standard">
      <style:paragraph-properties fo:text-align="justify" style:justify-single-word="false"/>
      <style:text-properties style:use-window-font-color="true" style:font-name="Liberation Serif"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15" style:family="paragraph" style:parent-style-name="Standard">
      <style:paragraph-properties fo:text-align="end"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fo:font-size="11pt" style:font-size-asian="11pt" style:font-size-complex="11pt"/>
    </style:style>
    <style:style style:name="P19" style:family="paragraph" style:parent-style-name="Standard">
      <style:paragraph-properties fo:text-align="end" style:justify-single-word="false"/>
      <style:text-properties fo:font-size="11pt" style:font-size-asian="11pt" style:font-size-complex="11pt"/>
    </style:style>
    <style:style style:name="P20" style:family="paragraph" style:parent-style-name="Table_20_Contents">
      <style:paragraph-properties fo:text-align="justify" style:justify-single-word="false"/>
      <style:text-properties fo:font-size="11pt" style:font-size-asian="11pt" style:font-size-complex="11pt"/>
    </style:style>
    <style:style style:name="P21" style:family="paragraph" style:parent-style-name="Table_20_Contents">
      <style:paragraph-properties fo:text-align="start" style:justify-single-word="false"/>
      <style:text-properties fo:font-size="11pt" style:font-size-asian="11pt" style:font-size-complex="11pt"/>
    </style:style>
    <style:style style:name="P22" style:family="paragraph" style:parent-style-name="Table_20_Contents">
      <style:paragraph-properties fo:text-align="end" style:justify-single-word="false"/>
      <style:text-properties fo:font-size="11pt" style:font-size-asian="11pt" style:font-size-complex="11pt"/>
    </style:style>
    <style:style style:name="P23" style:family="paragraph" style:parent-style-name="Standard">
      <style:paragraph-properties fo:text-align="justify" style:justify-single-word="false"/>
      <style:text-properties style:use-window-font-color="true" style:font-name="Helvetica" fo:font-size="11pt" fo:language="en" fo:country="US" fo:font-style="normal" fo:font-weight="normal" style:font-name-asian="Helvetica" style:font-size-asian="11pt" style:font-style-asian="normal" style:font-weight-asian="normal" style:font-name-complex="Helvetica" style:font-size-complex="11pt" style:font-style-complex="normal" style:font-weight-complex="normal"/>
    </style:style>
    <style:style style:name="P24" style:family="paragraph" style:parent-style-name="Standard">
      <style:paragraph-properties fo:text-align="justify" style:justify-single-word="false"/>
    </style:style>
    <style:style style:name="P25" style:family="paragraph" style:parent-style-name="Text_20_body" style:list-style-name="L1">
      <style:paragraph-properties fo:text-align="justify" style:justify-single-word="false"/>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P26" style:family="paragraph" style:parent-style-name="Text_20_body" style:list-style-name="L2">
      <style:paragraph-properties fo:text-align="justify" style:justify-single-word="false"/>
      <style:text-properties fo:font-size="11pt" fo:language="en" fo:country="US" fo:font-weight="normal" style:font-size-asian="11pt" style:font-weight-asian="normal" style:font-size-complex="11pt" style:font-weight-complex="normal"/>
    </style:style>
    <style:style style:name="P27" style:family="paragraph" style:parent-style-name="Text_20_body">
      <style:paragraph-properties fo:text-align="center" style:justify-single-word="false"/>
      <style:text-properties fo:font-size="11pt" fo:language="en" fo:country="US" fo:font-weight="bold" style:font-size-asian="11pt" style:font-weight-asian="bold" style:font-size-complex="11pt" style:font-weight-complex="bold"/>
    </style:style>
    <style:style style:name="P28" style:family="paragraph" style:parent-style-name="Text_20_body" style:list-style-name="L2">
      <style:paragraph-properties fo:text-align="justify" style:justify-single-word="false"/>
      <style:text-properties fo:language="en" fo:country="US"/>
    </style:style>
    <style:style style:name="P29" style:family="paragraph" style:parent-style-name="Text_20_body">
      <style:paragraph-properties fo:text-align="justify" style:justify-single-word="false"/>
      <style:text-properties style:font-name="Liberation Serif" fo:font-size="12pt" style:font-size-asian="12pt" style:font-size-complex="12pt"/>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center" style:justify-single-word="false"/>
      <style:text-properties style:font-name="LKIHOA+Times-Italic" fo:font-size="8pt" fo:language="en" fo:country="US" fo:font-weight="bold" style:font-name-asian="LKIHOA+Times-Italic" style:font-size-asian="8pt" style:font-weight-asian="bold" style:font-name-complex="LKIHOA+Times-Italic" style:font-size-complex="8pt" style:font-weight-complex="bold"/>
    </style:style>
    <style:style style:name="P32" style:family="paragraph" style:parent-style-name="Heading_20_2">
      <style:text-properties fo:language="en" fo:country="US"/>
    </style:style>
    <style:style style:name="P33" style:family="paragraph" style:parent-style-name="Heading_20_2">
      <style:paragraph-properties fo:text-align="justify" style:justify-single-word="false"/>
      <style:text-properties fo:language="en" fo:country="US"/>
    </style:style>
    <style:style style:name="P34" style:family="paragraph" style:parent-style-name="Heading_20_1">
      <style:paragraph-properties fo:text-align="center" style:justify-single-word="false"/>
      <style:text-properties fo:language="en" fo:country="US"/>
    </style:style>
    <style:style style:name="P35" style:family="paragraph" style:parent-style-name="Heading_20_3">
      <style:text-properties fo:language="en" fo:country="US"/>
    </style:style>
    <style:style style:name="P36" style:family="paragraph" style:parent-style-name="Table_20_Contents">
      <style:text-properties fo:font-size="11pt" style:font-size-asian="11pt" style:font-size-complex="11pt"/>
    </style:style>
    <style:style style:name="P37" style:family="paragraph" style:parent-style-name="Table_20_Contents">
      <style:paragraph-properties fo:text-align="end" style:justify-single-word="false"/>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language="en" fo:country="US" style:font-size-asian="11pt" style:font-size-complex="11pt"/>
    </style:style>
    <style:style style:name="T7" style:family="text">
      <style:text-properties fo:font-size="14pt" style:font-size-asian="14pt" style:font-size-complex="14pt"/>
    </style:style>
    <style:style style:name="T8" style:family="text">
      <style:text-properties fo:font-style="normal" style:font-style-asian="normal" style:font-style-complex="normal"/>
    </style:style>
    <style:style style:name="T9" style:family="text">
      <style:text-properties style:use-window-font-color="true" style:font-name="Liberation Serif" fo:font-size="11pt" style:font-name-asian="Helvetica" style:font-size-asian="11pt" style:font-name-complex="Helvetica" style:font-size-complex="11pt"/>
    </style:style>
    <style:style style:name="T10" style:family="text">
      <style:text-properties style:use-window-font-color="true" style:font-name-asian="Helvetica" style:font-name-complex="Helvetica"/>
    </style:style>
    <style:style style:name="T11" style:family="text">
      <style:text-properties style:use-window-font-color="true" fo:font-style="italic" style:font-name-asian="Helvetica" style:font-style-asian="italic" style:font-name-complex="Helvetica" style:font-style-complex="italic"/>
    </style:style>
    <style:style style:name="T12" style:family="text">
      <style:text-properties style:use-window-font-color="true" fo:font-style="italic" fo:font-weight="normal" style:font-name-asian="Helvetica" style:font-style-asian="italic" style:font-weight-asian="normal" style:font-name-complex="Helvetica" style:font-style-complex="italic" style:font-weight-complex="normal"/>
    </style:style>
    <style:style style:name="T13" style:family="text">
      <style:text-properties style:use-window-font-color="true" fo:font-style="normal" style:font-name-asian="Helvetica" style:font-style-asian="normal" style:font-name-complex="Helvetica" style:font-style-complex="normal"/>
    </style:style>
    <style:style style:name="T14" style:family="text">
      <style:text-properties style:use-window-font-color="true" fo:font-style="normal" fo:font-weight="bold" style:font-name-asian="Helvetica" style:font-style-asian="normal" style:font-weight-asian="bold" style:font-name-complex="Helvetica" style:font-style-complex="normal" style:font-weight-complex="bold"/>
    </style:style>
    <style:style style:name="T15" style:family="text">
      <style:text-properties style:use-window-font-color="true" fo:font-style="normal" fo:font-weight="normal" style:font-name-asian="Helvetica" style:font-style-asian="normal" style:font-weight-asian="normal" style:font-name-complex="Helvetica" style:font-style-complex="normal" style:font-weight-complex="normal"/>
    </style:style>
    <style:style style:name="T16" style:family="text">
      <style:text-properties style:font-name="Liberation Serif" fo:font-size="11pt" style:font-size-asian="11pt" style:font-size-complex="11pt"/>
    </style:style>
    <style:style style:name="T17" style:family="text">
      <style:text-properties fo:language="en" fo:country="US"/>
    </style:style>
    <style:style style:name="T18" style:family="text">
      <style:text-properties fo:color="#1f497d" style:font-name="Calibri" fo:font-size="11pt" fo:language="en" fo:country="GB"/>
    </style:style>
    <style:style style:name="T19"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An open source web crawler for the language researcher's community</text:h>
      <text:p text:style-name="P27">Pierre Jourlin</text:p>
      <text:p text:style-name="P31">Laboratoire Informatique D’Avignon (LIA), Universite d’Avignon, Agroparc BP 1228, 84911 Avignon Cedex 9, France</text:p>
      <text:h text:style-name="P32" text:outline-level="2">I. Aims</text:h>
      <text:p text:style-name="P3">Kilgarriff and Grefenstette, suggested in 2003, in their introduction to a special issue on Computational Linguistics on the Web as Corpus, that the Web could be a <text:span text:style-name="T1">fabulous linguists' playground</text:span>, provided there exists tools that are <text:span text:style-name="T1">designed explicitly to meet linguists' desiderata.</text:span></text:p>
      <text:p text:style-name="P4">In this paper we describe a web crawler we developed that, we believe, fits well into this framework. The first section lists the technical features that makes it relevant for language researchers, from the user's as well as programmer's point of view. The second section describes some tests we performed using this web crawler.</text:p>
      <text:h text:style-name="P32" text:outline-level="2">II. Features and <text:s/>technical description</text:h>
      <text:h text:style-name="P35" text:outline-level="3">Free and open-source</text:h>
      <text:p text:style-name="P1"><text:span text:style-name="T6">The source's code repository is located at </text:span><text:a xlink:type="simple" xlink:href="https://github.com/jourlin/WebCrawler"><text:span text:style-name="T6">https://github.com/jourlin/WebCrawler</text:span></text:a><text:span text:style-name="T6"> so that everyone can easily download an up-to-date version of the tool, provide user's feedback, or join the developer's team.</text:span></text:p>
      <text:h text:style-name="P35" text:outline-level="3">Based on PostgreSQL</text:h>
      <text:p text:style-name="P4">All the data collected by the web crawler is stored in a PostgreSQL database. The crawler also fetch the urls it has to crawl from this database. Moreover, even the search strategy (which are the urls we want to explore first) is described as a SQL query. The choice of SQL as a unique interface language leads to several advantages :</text:p>
      <text:list xml:id="list373950017" text:style-name="L1">
        <text:list-item>
          <text:p text:style-name="P25">SQL is probably the most widely-used computer language, especially within the research community. It doesn't require any programming skill and is easy to learn.</text:p>
        </text:list-item>
        <text:list-item>
          <text:p text:style-name="P25">PostgreSQL allows the use of a single database for multiple web crawlers running on possibly distant machines. So multiple research teams using different crawling strategies can still share the resources they collected.</text:p>
        </text:list-item>
        <text:list-item>
          <text:p text:style-name="P25">PostgreSQL has build-in types and functions for « text search » that can be useful for natural langage processing (use of thesaurus, stemming, etc.)</text:p>
        </text:list-item>
        <text:list-item>
          <text:p text:style-name="P25">A PostgreSQL server is capable of loading shared libraries « on-the-fly ». These functions can be written in C language and are compiled before loading and execution. This allow the extension of the SQL language in a much more efficient way than script languages offer.</text:p>
        </text:list-item>
        <text:list-item>
          <text:p text:style-name="P25">The web crawler automatically benefits from all improvements carried by PostgreSQL new versions. All the present effort towards a distributed (cluster/grid/cloud) version of PostgreSQL will therefore allow a better balancing of resources between the web crawler users.</text:p>
        </text:list-item>
      </text:list>
      <text:h text:style-name="P35" text:outline-level="3">A concise and performant code</text:h>
      <text:p text:style-name="P4">The source code is written in ECPG (embedded SQL in C), GNU C and uses the libcurl library. At the time this article was written, the source code was only 495 lines long. Therefore, programmers should not need more than a few hours to read and understand the full source code. The program has been tested as a single process on a single machine connected to Renater and configured to crawl 10,000 web pages in parallel. The process crawled and stored an average of 8000 web pages per minute (~ 11 million per day).</text:p>
      <text:p text:style-name="P5"><text:soft-page-break/></text:p>
      <text:h text:style-name="P35" text:outline-level="3">An simple and easily extensible data structure</text:h>
      <text:p text:style-name="P3">The data structure of the web crawler is extremely simple : One table called « node » contains information on the web pages that were processed and those that are waiting to be processed. A second table – called « links » represents the hyper-links found in the processed web pages. A third table named « domain » while not absolutely necessary, can be very useful for defining precise exploration strategies.</text:p>
      <text:p text:style-name="P3">Here is the scheme of these three tables  :</text:p>
      <text:p text:style-name="P6">Nodes(id, url, effectiveurl, checked, score, domain_id, url_path, content)</text:p>
      <text:p text:style-name="P6">Links(id, from, to, left_context, mid_context, right_context, checked)</text:p>
      <text:p text:style-name="P6">Domain(id, checked, protocol, subdomains, domain, tld, ipadr)</text:p>
      <text:p text:style-name="P3">In table « Nodes », the field « checked » is NULL when a web page has not yet been processed else its value is set to the processing date and time. « url » contains the <text:span text:style-name="T8">URL</text:span> before processing, « effectiveurl » contains the final URL after following possible web page relocations. The field « score » is a floating point number <text:s/>that will be used when selecting new URLs to be processed. « domain_id » is a foreign key that references the field domain in table « domain ». « url_path » contains the web page path that comes after the domain's part in the URL. When the URL is processed, the field « content » contains the text of the web page after HTML tags where removed and actual character encoding converted to UTF8. <text:s/></text:p>
      <text:p text:style-name="P3">In table « links », fields « from » and « to » refers to table « node » unique ID's and represent hypertext links between two web pages. « left_context » and « right_context » potentially contain the portions of text that <text:s/>stand on either side of the hyper-link. « mid_context » contains the hyper-link's text.</text:p>
      <text:p text:style-name="P3">In table « domain », field « protocol » contains the communication protocol (e.g. http, ftp, https, ftps, etc.). The field « tld » contains the top level domain (e.g. fr, org, com, etc.). « ipadr » contains the IP address. This allow the use of specific configurations for DNS caching.</text:p>
      <text:p text:style-name="P3"/>
      <text:p text:style-name="P3">The web crawler algorithm is a simple loop :</text:p>
      <text:list xml:id="list618852386" text:style-name="L2">
        <text:list-item>
          <text:p text:style-name="P28"><text:span text:style-name="T3">Fetch a list of </text:span><text:span text:style-name="T4">X</text:span><text:span text:style-name="T3"> most important URLs <text:s/>from table « Nodes » (i.e. those URL with highest value in field « score »).</text:span></text:p>
        </text:list-item>
        <text:list-item>
          <text:p text:style-name="P26">download these URLs and update the fields <text:s/>in table « Node ». </text:p>
        </text:list-item>
        <text:list-item>
          <text:p text:style-name="P26">Extract new hyper-links from the newly processed URLs and update table « domain » and « Links » if needed.</text:p>
        </text:list-item>
        <text:list-item>
          <text:p text:style-name="P26"><text:s/>Repeat from operation 1.</text:p>
        </text:list-item>
      </text:list>
      <text:p text:style-name="P3">SQL transactions ensure that distributed web crawler can share a unique database without any conflicting access. Apart from being based on a PostgreSQL database, the crawling process is very similar to early web-crawling engines such as Cho et al., 1998.</text:p>
      <text:h text:style-name="P32" text:outline-level="2">III. The crawling strategy.</text:h>
      <text:p text:style-name="P9">The crawling strategy is the PostgreSQL function that calculates the score of a URL before it is downloaded. It can be easily written in PL/pgSQL. When more performance is needed, it is even possible to write it in C language, compile it into a shared object file so the PostgreSQL server can execute it as if it was a pre-built function.</text:p>
      <text:p text:style-name="P9">These feature allows very complex crawling strategies, taking into account temporal features, <text:s text:c="2"/>backlink-based importance measures such as « Page rank », domain features, url path texts (which are more and more close to the web page titles) and the text that surrounds the hyper-links in the pages the url was found. Where text is concerned, it is very easy to write a traditional information retrieval scoring function such as a weighted sum of words/stems.</text:p>
      <text:p text:style-name="P9"><text:soft-page-break/>Therefore, all the techniques developed in the domain of focused/topical web crawling, from 1999 (Chakrabarti et al., 1999) <text:s/>to nowadays (Dong et al. 2009, de Assis et al. 2009) can be written for this crawler, in SQL, PL/pgSQL or C language. It is also obviously very well suited for writing crawling strategies focusing not only on semantic features but on linguistic ones. Therefore, it might be very useful for people who need to extract web corpora for linguistic tasks (<text:span text:style-name="T16">e.g. </text:span><text:span text:style-name="T9">Cadavid Rengifo and Gomez Perdomo , 2009)</text:span></text:p>
      <text:h text:style-name="P33" text:outline-level="2">IV. Experiments</text:h>
      <text:h text:style-name="P35" text:outline-level="3">Main statistics</text:h>
      <text:p text:style-name="P10">In order to illustrate the configuration of the crawler, we made a simple experiment. The crawl is focused on a French event, « primaires socialistes » where 6 persons compete to be the candidate for the Socialist Party in the French presidential elections that are to be held in may 2012. The crawl strategy was defined in a PL/pgSQL <text:s/>function named ScoreURL()<text:note text:id="ftn0" text:note-class="footnote"><text:note-citation>1</text:note-citation><text:note-body><text:p text:style-name="Footnote">https://github.com/jourlin/WebCrawler/blob/master/sql/CreateTables.sql</text:p></text:note-body></text:note>.</text:p>
      <text:p text:style-name="P10">The default score is zero. <text:s/>For each backlink's text that contain one of the keywords (« primaires », « socialistes », « hollande », « aubry », « royal », « vals », « montebourg », « bailey ») the score is augmented by 1. If the URL itself contains one of the keywords, its score is also augmented by one. At last, if the URL's top level domain is « .fr », its score is augmented by one.</text:p>
      <text:p text:style-name="P2"><text:span text:style-name="T6">The crawl was initiated on a single web page (</text:span><text:a xlink:type="simple" xlink:href="http://francaisenligne.free.fr/lire/presse.php">http://francaisenligne.free.fr/lire/presse.php</text:a>) that contains the main french-speaking newspaper's web site. We started 4 crawling processes on a personnal computer (intel core i7, <text:s/>4Gb RAM, 10Gbit/s internet). Each process downloaded 20 URLs in parallel. From october 20th at 15:09 to october 24th at 9:17, the crawler processed <text:s/>173,596 URLs and collected 996,375 URLs from 1,001,302 links. 93,571 distinct domains have been discovered. A look at the most frequent top-level-domains suggests that the strategy succeeded in grabbing a relatively large quantity of '.fr' domains (see Table 1) :</text:p>
      <table:table table:name="Table1" table:style-name="Table1">
        <table:table-column table:style-name="Table1.A"/>
        <table:table-column table:style-name="Table1.B"/>
        <table:table-row>
          <table:table-cell table:style-name="Table1.A1" office:value-type="string">
            <text:p text:style-name="P20">To-level domain</text:p>
          </table:table-cell>
          <table:table-cell table:style-name="Table1.B1" office:value-type="string">
            <text:p text:style-name="P20">Number of domains</text:p>
          </table:table-cell>
        </table:table-row>
        <table:table-row>
          <table:table-cell table:style-name="Table1.A2" office:value-type="string">
            <text:p text:style-name="P18">com</text:p>
          </table:table-cell>
          <table:table-cell table:style-name="Table1.B2" office:value-type="string">
            <text:p text:style-name="P19">53272</text:p>
          </table:table-cell>
        </table:table-row>
        <table:table-row>
          <table:table-cell table:style-name="Table1.A2" office:value-type="string">
            <text:p text:style-name="P20">fr</text:p>
          </table:table-cell>
          <table:table-cell table:style-name="Table1.B2" office:value-type="string">
            <text:p text:style-name="P19">13527</text:p>
          </table:table-cell>
        </table:table-row>
        <table:table-row>
          <table:table-cell table:style-name="Table1.A2" office:value-type="string">
            <text:p text:style-name="P20">net</text:p>
          </table:table-cell>
          <table:table-cell table:style-name="Table1.B2" office:value-type="string">
            <text:p text:style-name="P19">6984</text:p>
          </table:table-cell>
        </table:table-row>
        <table:table-row>
          <table:table-cell table:style-name="Table1.A2" office:value-type="string">
            <text:p text:style-name="P20">org</text:p>
          </table:table-cell>
          <table:table-cell table:style-name="Table1.B2" office:value-type="string">
            <text:p text:style-name="P19">5436</text:p>
          </table:table-cell>
        </table:table-row>
        <table:table-row>
          <table:table-cell table:style-name="Table1.A2" office:value-type="string">
            <text:p text:style-name="P20">de</text:p>
          </table:table-cell>
          <table:table-cell table:style-name="Table1.B2" office:value-type="string">
            <text:p text:style-name="P19">2116</text:p>
          </table:table-cell>
        </table:table-row>
        <table:table-row>
          <table:table-cell table:style-name="Table1.A2" office:value-type="string">
            <text:p text:style-name="P20">it</text:p>
          </table:table-cell>
          <table:table-cell table:style-name="Table1.B2" office:value-type="string">
            <text:p text:style-name="P19">1591</text:p>
          </table:table-cell>
        </table:table-row>
        <table:table-row>
          <table:table-cell table:style-name="Table1.A2" office:value-type="string">
            <text:p text:style-name="P20">info</text:p>
          </table:table-cell>
          <table:table-cell table:style-name="Table1.B2" office:value-type="string">
            <text:p text:style-name="P19">1336</text:p>
          </table:table-cell>
        </table:table-row>
        <table:table-row>
          <table:table-cell table:style-name="Table1.A2" office:value-type="string">
            <text:p text:style-name="P20">eu</text:p>
          </table:table-cell>
          <table:table-cell table:style-name="Table1.B2" office:value-type="string">
            <text:p text:style-name="P19">875</text:p>
          </table:table-cell>
        </table:table-row>
        <table:table-row>
          <table:table-cell table:style-name="Table1.A2" office:value-type="string">
            <text:p text:style-name="P20">ch</text:p>
          </table:table-cell>
          <table:table-cell table:style-name="Table1.B2" office:value-type="string">
            <text:p text:style-name="P19">873</text:p>
          </table:table-cell>
        </table:table-row>
        <table:table-row>
          <table:table-cell table:style-name="Table1.A2" office:value-type="string">
            <text:p text:style-name="P20">be</text:p>
          </table:table-cell>
          <table:table-cell table:style-name="Table1.B2" office:value-type="string">
            <text:p text:style-name="P19">869</text:p>
          </table:table-cell>
        </table:table-row>
      </table:table>
      <text:p text:style-name="P15"/>
      <text:p text:style-name="P17">Table 1 : 10 most frequent top-level domains along with their number of domains.</text:p>
      <text:p text:style-name="P16"/>
      <text:p text:style-name="P16">As we <text:s/>can see on Table 2, there is relatively few URLs with high scores :</text:p>
      <text:p text:style-name="P16"/>
      <table:table table:name="Table2" table:style-name="Table2">
        <table:table-column table:style-name="Table2.A" table:number-columns-repeated="2"/>
        <table:table-row>
          <table:table-cell table:style-name="Table2.A1" office:value-type="string">
            <text:p text:style-name="P21">Score </text:p>
          </table:table-cell>
          <table:table-cell table:style-name="Table2.B1" office:value-type="string">
            <text:p text:style-name="P22">Number of URLs</text:p>
          </table:table-cell>
        </table:table-row>
        <table:table-row>
          <table:table-cell table:style-name="Table2.A2" office:value-type="string">
            <text:p text:style-name="P21">0</text:p>
          </table:table-cell>
          <table:table-cell table:style-name="Table2.B2" office:value-type="string">
            <text:p text:style-name="P22">139541</text:p>
          </table:table-cell>
        </table:table-row>
        <table:table-row>
          <table:table-cell table:style-name="Table2.A2" office:value-type="string">
            <text:p text:style-name="P21">1</text:p>
          </table:table-cell>
          <table:table-cell table:style-name="Table2.B2" office:value-type="string">
            <text:p text:style-name="P22">33787</text:p>
          </table:table-cell>
        </table:table-row>
        <text:soft-page-break/>
        <table:table-row>
          <table:table-cell table:style-name="Table2.A2" office:value-type="string">
            <text:p text:style-name="P21">2</text:p>
          </table:table-cell>
          <table:table-cell table:style-name="Table2.B2" office:value-type="string">
            <text:p text:style-name="P22">183</text:p>
          </table:table-cell>
        </table:table-row>
        <table:table-row>
          <table:table-cell table:style-name="Table2.A2" office:value-type="string">
            <text:p text:style-name="P21">3</text:p>
          </table:table-cell>
          <table:table-cell table:style-name="Table2.B2" office:value-type="string">
            <text:p text:style-name="P22">38</text:p>
          </table:table-cell>
        </table:table-row>
        <table:table-row>
          <table:table-cell table:style-name="Table2.A2" office:value-type="string">
            <text:p text:style-name="P21">4</text:p>
          </table:table-cell>
          <table:table-cell table:style-name="Table2.B2" office:value-type="string">
            <text:p text:style-name="P22">25</text:p>
          </table:table-cell>
        </table:table-row>
        <table:table-row>
          <table:table-cell table:style-name="Table2.A2" office:value-type="string">
            <text:p text:style-name="P21">5</text:p>
          </table:table-cell>
          <table:table-cell table:style-name="Table2.B2" office:value-type="string">
            <text:p text:style-name="P22">19</text:p>
          </table:table-cell>
        </table:table-row>
        <table:table-row>
          <table:table-cell table:style-name="Table2.A2" office:value-type="string">
            <text:p text:style-name="P21">6</text:p>
          </table:table-cell>
          <table:table-cell table:style-name="Table2.B2" office:value-type="string">
            <text:p text:style-name="P19">3</text:p>
          </table:table-cell>
        </table:table-row>
      </table:table>
      <text:h text:style-name="Heading_20_3" text:outline-level="3">Crawler's coverage</text:h>
      <text:p text:style-name="P2">However, this does not say much about the coverage of this focused crawl. In order to get a better insight into this matter, we compared our results with a list of URLs collected by another research team in a completely independent manner :</text:p>
      <text:p text:style-name="P29">This “test” collection of URL was extracted from a Twitter archive realized during the french "primaires socialistes" that took place from the 12th of july (end of the candidature deposit) to the 10th of october 2011(results of the second round). The Twitter archive has been built using a twitter archiving environment developed in PACTE laboratory in Grenoble (www.pacte.cnrs.fr) by Jean-Marc Francony in the context of the "mediacorpus" research group activities. The Twitter archiver manager is coded in Python and MySQL and run on a server. The manager consists in a control loop that enables time sharing between archivers in regard to the constraints of the Twitter Search API (350 requests/hour using OAuth mode). Each archiver executes its own archiving program based on a schedule and on logical expressions stored in a data base. </text:p>
      <text:p text:style-name="P29">This archive was done as a scale test in the perspective of studying major media events like presidential campaign, Olympic games, etc that take place over a long period and that lead to an extensive use of communication tools. This experiment help us to refine the methodologies and tools that we elaborated to catch uses of the web, publishing behaviors and productions during an event. </text:p>
      <text:p text:style-name="P29">The archive was based on logical expressions centered on the socialist candidates and on the party itself, using for each their official Twitter address that is to say : @martineaubry, @fhollande, @montebourg, @RoyalSegolene, @manuelvalls for the candidates, and : @lesprimaires, @partisocialiste, @JeunesSocialist for the party.  </text:p>
      <text:p text:style-name="P29">For each address, logical expressions were built to catch Tweets that "deal" with it in three ways :</text:p>
      <text:p text:style-name="P29">- as an evocation of the address in the body of the message : "@address"</text:p>
      <text:p text:style-name="P29">- as the author of a tweet : "form:address"</text:p>
      <text:p text:style-name="P29">- as the recipient of a tweet : "to:address". </text:p>
      <text:p text:style-name="P11"><text:span text:style-name="T19">This was done to focus on candidates as subjects involved in networks and in communication processes and not as objects. </text:span>This led to a corpus of 114 457 Tweets. The tweets contains <text:s/><text:span text:style-name="T19">17135 shortened URLs.</text:span><text:span text:style-name="T18"> </text:span><text:span text:style-name="T19">Only 1508 of them could not be re-extended at the time this paper was written.</text:span></text:p>
      <text:p text:style-name="P11"><text:span text:style-name="T19"/></text:p>
      <text:p text:style-name="Standard"><text:span text:style-name="T19">Table 3 shows the 20 most frequent sites along with the number of times their occur in the “twitter” collection. The last column shows the corresponding number of URLs that belongs to the website and that were crawled in our independent experiment :</text:span></text:p>
      <text:p text:style-name="Standard"><text:span text:style-name="T19"/></text:p>
      <table:table table:name="Table3" table:style-name="Table3">
        <table:table-column table:style-name="Table3.A"/>
        <table:table-column table:style-name="Table3.B"/>
        <table:table-column table:style-name="Table3.C"/>
        <table:table-row>
          <table:table-cell table:style-name="Table3.A1" office:value-type="string">
            <text:p text:style-name="P36">Web site</text:p>
          </table:table-cell>
          <table:table-cell table:style-name="Table3.A1" office:value-type="string">
            <text:p text:style-name="P22">Number of <text:s/>occurrences in the “twitter” collection</text:p>
          </table:table-cell>
          <table:table-cell table:style-name="Table3.C1" office:value-type="string">
            <text:p text:style-name="P22">Number of URLs in the “crawled” collection</text:p>
          </table:table-cell>
        </table:table-row>
        <table:table-row>
          <table:table-cell table:style-name="Table3.A2" office:value-type="string">
            <text:p text:style-name="P36">www.martineaubry.fr</text:p>
          </table:table-cell>
          <table:table-cell table:style-name="Table3.A2" office:value-type="string">
            <text:p text:style-name="P22">1637</text:p>
          </table:table-cell>
          <table:table-cell table:style-name="Table3.C2" office:value-type="string">
            <text:p text:style-name="P22">2</text:p>
          </table:table-cell>
        </table:table-row>
        <table:table-row>
          <table:table-cell table:style-name="Table3.A2" office:value-type="string">
            <text:p text:style-name="P36">www.segoleneroyal2012.fr</text:p>
          </table:table-cell>
          <table:table-cell table:style-name="Table3.A2" office:value-type="string">
            <text:p text:style-name="P22">1229</text:p>
          </table:table-cell>
          <table:table-cell table:style-name="Table3.C2" office:value-type="string">
            <text:p text:style-name="P22">1</text:p>
          </table:table-cell>
        </table:table-row>
        <table:table-row>
          <table:table-cell table:style-name="Table3.A2" office:value-type="string">
            <text:p text:style-name="P36">www.lesprimairescitoyennes.fr</text:p>
          </table:table-cell>
          <table:table-cell table:style-name="Table3.A2" office:value-type="string">
            <text:p text:style-name="P22">1074</text:p>
          </table:table-cell>
          <table:table-cell table:style-name="Table3.C2" office:value-type="string">
            <text:p text:style-name="P22">5</text:p>
          </table:table-cell>
        </table:table-row>
        <text:soft-page-break/>
        <table:table-row>
          <table:table-cell table:style-name="Table3.A2" office:value-type="string">
            <text:p text:style-name="P36">yfrog.com</text:p>
          </table:table-cell>
          <table:table-cell table:style-name="Table3.A2" office:value-type="string">
            <text:p text:style-name="P22">775</text:p>
          </table:table-cell>
          <table:table-cell table:style-name="Table3.C2" office:value-type="string">
            <text:p text:style-name="P22">1</text:p>
          </table:table-cell>
        </table:table-row>
        <table:table-row>
          <table:table-cell table:style-name="Table3.A2" office:value-type="string">
            <text:p text:style-name="P36">www.dailymotion.com</text:p>
          </table:table-cell>
          <table:table-cell table:style-name="Table3.A2" office:value-type="string">
            <text:p text:style-name="P22">669</text:p>
          </table:table-cell>
          <table:table-cell table:style-name="Table3.C2" office:value-type="string">
            <text:p text:style-name="P22">2</text:p>
          </table:table-cell>
        </table:table-row>
        <table:table-row>
          <table:table-cell table:style-name="Table3.A2" office:value-type="string">
            <text:p text:style-name="P36">www.parti-socialiste.fr</text:p>
          </table:table-cell>
          <table:table-cell table:style-name="Table3.A2" office:value-type="string">
            <text:p text:style-name="P22">642</text:p>
          </table:table-cell>
          <table:table-cell table:style-name="Table3.C2" office:value-type="string">
            <text:p text:style-name="P22">65</text:p>
          </table:table-cell>
        </table:table-row>
        <table:table-row>
          <table:table-cell table:style-name="Table3.A2" office:value-type="string">
            <text:p text:style-name="P36">twitter.com</text:p>
          </table:table-cell>
          <table:table-cell table:style-name="Table3.A2" office:value-type="string">
            <text:p text:style-name="P22">536</text:p>
          </table:table-cell>
          <table:table-cell table:style-name="Table3.C2" office:value-type="string">
            <text:p text:style-name="P22">23</text:p>
          </table:table-cell>
        </table:table-row>
        <table:table-row>
          <table:table-cell table:style-name="Table3.A2" office:value-type="string">
            <text:p text:style-name="P36">twitpic.com</text:p>
          </table:table-cell>
          <table:table-cell table:style-name="Table3.A2" office:value-type="string">
            <text:p text:style-name="P22">467</text:p>
          </table:table-cell>
          <table:table-cell table:style-name="Table3.C2" office:value-type="string">
            <text:p text:style-name="P22">1</text:p>
          </table:table-cell>
        </table:table-row>
        <table:table-row>
          <table:table-cell table:style-name="Table3.A2" office:value-type="string">
            <text:p text:style-name="P36">francoishollande.fr</text:p>
          </table:table-cell>
          <table:table-cell table:style-name="Table3.A2" office:value-type="string">
            <text:p text:style-name="P22">410</text:p>
          </table:table-cell>
          <table:table-cell table:style-name="Table3.C2" office:value-type="string">
            <text:p text:style-name="P22">5</text:p>
          </table:table-cell>
        </table:table-row>
        <table:table-row>
          <table:table-cell table:style-name="Table3.A2" office:value-type="string">
            <text:p text:style-name="P36">www.lemonde.fr</text:p>
          </table:table-cell>
          <table:table-cell table:style-name="Table3.A2" office:value-type="string">
            <text:p text:style-name="P22">403</text:p>
          </table:table-cell>
          <table:table-cell table:style-name="Table3.C2" office:value-type="string">
            <text:p text:style-name="P22">287</text:p>
          </table:table-cell>
        </table:table-row>
        <table:table-row>
          <table:table-cell table:style-name="Table3.A2" office:value-type="string">
            <text:p text:style-name="P36">www.youtube.com</text:p>
          </table:table-cell>
          <table:table-cell table:style-name="Table3.A2" office:value-type="string">
            <text:p text:style-name="P22">281</text:p>
          </table:table-cell>
          <table:table-cell table:style-name="Table3.C2" office:value-type="string">
            <text:p text:style-name="P22">20</text:p>
          </table:table-cell>
        </table:table-row>
        <table:table-row>
          <table:table-cell table:style-name="Table3.A2" office:value-type="string">
            <text:p text:style-name="P36">www.liberation.fr</text:p>
          </table:table-cell>
          <table:table-cell table:style-name="Table3.A2" office:value-type="string">
            <text:p text:style-name="P22">245</text:p>
          </table:table-cell>
          <table:table-cell table:style-name="Table3.C2" office:value-type="string">
            <text:p text:style-name="P22">76</text:p>
          </table:table-cell>
        </table:table-row>
        <table:table-row>
          <table:table-cell table:style-name="Table3.A2" office:value-type="string">
            <text:p text:style-name="P36">toushollande.fr</text:p>
          </table:table-cell>
          <table:table-cell table:style-name="Table3.A2" office:value-type="string">
            <text:p text:style-name="P22">245</text:p>
          </table:table-cell>
          <table:table-cell table:style-name="Table3.C2" office:value-type="string">
            <text:p text:style-name="P22">1</text:p>
          </table:table-cell>
        </table:table-row>
        <table:table-row>
          <table:table-cell table:style-name="Table3.A2" office:value-type="string">
            <text:p text:style-name="P36">www.facebook.com</text:p>
          </table:table-cell>
          <table:table-cell table:style-name="Table3.A2" office:value-type="string">
            <text:p text:style-name="P22">235</text:p>
          </table:table-cell>
          <table:table-cell table:style-name="Table3.C2" office:value-type="string">
            <text:p text:style-name="P22">49</text:p>
          </table:table-cell>
        </table:table-row>
        <table:table-row>
          <table:table-cell table:style-name="Table3.A2" office:value-type="string">
            <text:p text:style-name="P36">www.lefigaro.fr</text:p>
          </table:table-cell>
          <table:table-cell table:style-name="Table3.A2" office:value-type="string">
            <text:p text:style-name="P22">233</text:p>
          </table:table-cell>
          <table:table-cell table:style-name="Table3.C2" office:value-type="string">
            <text:p text:style-name="P22">29</text:p>
          </table:table-cell>
        </table:table-row>
        <table:table-row>
          <table:table-cell table:style-name="Table3.A2" office:value-type="string">
            <text:p text:style-name="P36">www.tweetdeck.com</text:p>
          </table:table-cell>
          <table:table-cell table:style-name="Table3.A2" office:value-type="string">
            <text:p text:style-name="P22">223</text:p>
          </table:table-cell>
          <table:table-cell table:style-name="Table3.C2" office:value-type="string">
            <text:p text:style-name="P22">1</text:p>
          </table:table-cell>
        </table:table-row>
        <table:table-row>
          <table:table-cell table:style-name="Table3.A2" office:value-type="string">
            <text:p text:style-name="P36">www.arnaudmontebourg2012.fr</text:p>
          </table:table-cell>
          <table:table-cell table:style-name="Table3.A2" office:value-type="string">
            <text:p text:style-name="P22">213</text:p>
          </table:table-cell>
          <table:table-cell table:style-name="Table3.C2" office:value-type="string">
            <text:p text:style-name="P22">1</text:p>
          </table:table-cell>
        </table:table-row>
        <table:table-row>
          <table:table-cell table:style-name="Table3.A2" office:value-type="string">
            <text:p text:style-name="P36">www.lepost.fr</text:p>
          </table:table-cell>
          <table:table-cell table:style-name="Table3.A2" office:value-type="string">
            <text:p text:style-name="P22">174</text:p>
          </table:table-cell>
          <table:table-cell table:style-name="Table3.C2" office:value-type="string">
            <text:p text:style-name="P22">3</text:p>
          </table:table-cell>
        </table:table-row>
        <table:table-row>
          <table:table-cell table:style-name="Table3.A2" office:value-type="string">
            <text:p text:style-name="P36">tempsreel.nouvelobs.com</text:p>
          </table:table-cell>
          <table:table-cell table:style-name="Table3.A2" office:value-type="string">
            <text:p text:style-name="P22">166</text:p>
          </table:table-cell>
          <table:table-cell table:style-name="Table3.C2" office:value-type="string">
            <text:p text:style-name="P22">2</text:p>
          </table:table-cell>
        </table:table-row>
      </table:table>
      <text:p text:style-name="Standard"><text:span text:style-name="T19"/></text:p>
      <text:p text:style-name="Standard"><text:span text:style-name="T19">This shows a good crawler's coverage for “important” web sites. However, if we consider all 1426 websites contained in the “twitter” corpus, we find that only X% were actually crawled during the experiment.</text:span></text:p>
      <text:h text:style-name="P32" text:outline-level="2">V. Crawling performance</text:h>
      <text:p text:style-name="P8">– Average Web Page per minute on an experiment : </text:p>
      <text:p text:style-name="P8">SELECT nburl/(extract(epoch FROM <text:s/>inter)/60) as PPM FROM (select (max(checked)-min(checked)) as inter, count(*) as nburl from node WHERE checked is not NULL) as X;</text:p>
      <text:p text:style-name="P8">It is obvious that the crawling speed is mostly limited the quality and the number of simultaneous network connections with can handle so it is very difficult to make a serious benchmark for webcrawlers. In this experiment, our crawler have shown a maximum speed of 666 PPM, which seems fair when considering the context. Most importantly, the use of PostgreSQL does not seem to be an obstacle to higher speeds. A test done with a table « nodes » that contains around 23 millions of URL shows that 1000 urls can be fetched is less than 300 ms (i.e. 200,000 URLs per minute) and that insertion requests are about as fast. </text:p>
      <text:h text:style-name="P32" text:outline-level="2">VI. Computing statistics on the crawled web pages.</text:h>
      <text:p text:style-name="P11"><text:span text:style-name="T17">The network of web pages being stored as a relational database, it is very easy to extract statistics using SQL queries. For instance, «show the 50 most linked web pages of the network along with their number of backlinks » can be written as « </text:span><text:span text:style-name="Source_20_Text"><text:span text:style-name="T6">SELECT url, nb FROM node, (SELECT "to", count(distinct "from") as nb FROM links GROUP BY "to" ORDER BY count(distinct "from") DESC LIMIT 50) as X WHERE "to"=node.id</text:span></text:span><text:span text:style-name="T17"> ». On a database containing 22,980,504 URLs and 23,221,372 hypertext links, this query took only 66 seconds to complete.</text:span></text:p>
      <text:h text:style-name="P32" text:outline-level="2">VII. <text:span text:style-name="T7">Conclusion and expectations</text:span></text:h>
      <text:p text:style-name="P3">The size and richness of the web copora that can be build we such a tool is obviously correlated to the number of users and programmers that will participate in the experiment. Therefore, we hope this paper will contribute in growing the number of participants.</text:p>
      <text:h text:style-name="P32" text:outline-level="2"><text:soft-page-break/>VIII. Aknowledments</text:h>
      <text:p text:style-name="P3">The author is very grateful to Jean-Marc Francony of PACTE for providing a very interesting test collection and Eric Sanjuan-Ibekwe of LIA for his long-term encouragements and advices.</text:p>
      <text:h text:style-name="P32" text:outline-level="2"><text:span text:style-name="T7">References</text:span> </text:h>
      <text:p text:style-name="P2"><text:span text:style-name="T6">Kilgarriff, A. &amp; Grefenstette, G. Introduction to the Special Issue on the Web as Corpus<text:line-break/></text:span><text:span text:style-name="Emphasis"><text:span text:style-name="T6">Computational Linguistics, MIT Press, </text:span></text:span><text:span text:style-name="T6">2003, 29, 333-347 </text:span></text:p>
      <text:p text:style-name="P7">Chakrabarti, S., van den Berg, M., Dom, B. Focused crawling: a new approach to topic-specific Web resource discovery, <text:span text:style-name="T1">Computer Networks</text:span>, 1999, Vol 31, Issues 11-16, pp. 1623-1640.</text:p>
      <text:p text:style-name="P9"><text:span text:style-name="T2">Cho, J., Garcia-Molina, H., Page, L. <text:s/>Efficient crawling through URL ordering, <text:s/></text:span><text:span text:style-name="T5">Computer Networks and ISDN Systems</text:span><text:span text:style-name="T2">, 1998, Vol 30, Issues 1-7, pp. 161-172</text:span></text:p>
      <text:p text:style-name="P12"><text:span text:style-name="T2">Dong, H.; Hussain, F. K. &amp; Chang, E. (2009), State of the Art in Semantic Focused Crawlers, </text:span><text:span text:style-name="T5">in </text:span><text:span text:style-name="T2">O Gervasi; D Taniar; B Murgante; A Lagana; Y Mun &amp; ML Gavrilova, ed., 'COMPUTATIONAL SCIENCE AND ITS APPLICATIONS - ICCSA 2009, PT II', pp. 910-924.</text:span></text:p>
      <text:p text:style-name="P13"/>
      <text:p text:style-name="P13"><text:span text:style-name="T10">Cadavid Rengifo, H. F. &amp; Gomez Perdomo, J. (2009), 'Web text corpus extraction system for linguistic tasks', </text:span><text:span text:style-name="T11">REVISTA INGENIERIA E INVESTIGACION</text:span><text:span text:style-name="T13"> </text:span><text:span text:style-name="T14">29</text:span><text:span text:style-name="T15">(3), 54-60.</text:span></text:p>
      <text:p text:style-name="P14"/>
      <text:p text:style-name="P13"><text:span text:style-name="T15">de Assis, G. T.; Laender, A. H. F.; Goncalves, M. A. &amp; da Silva, A. S. (2009), 'A Genre-Aware Approach to Focused Crawling', </text:span><text:span text:style-name="T12">WORLD WIDE WEB-INTERNET AND WEB </text:span><text:span text:style-name="T12">INFORMATION SYSTEMS</text:span><text:span text:style-name="T15"> </text:span><text:span text:style-name="T14">12</text:span><text:span text:style-name="T15">(3), 285-319.</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Lohit Hindi1" svg:font-family="'Lohit Hindi'"/>
    <style:font-face style:name="OpenSymbol" svg:font-family="OpenSymbol"/>
    <style:font-face style:name="LKIHOA+Times-Italic" svg:font-family="LKIHOA+Times-Italic" style:font-family-generic="script"/>
    <style:font-face style:name="Helvetica" svg:font-family="Helvetic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9T13:48:05</meta:creation-date>
    <meta:editing-duration>P3DT29M2S</meta:editing-duration>
    <meta:editing-cycles>7</meta:editing-cycles>
    <meta:generator>LibreOffice/3.4$Unix LibreOffice_project/340m1$Build-302</meta:generator>
    <dc:date>2011-10-24T12:34:39</dc:date>
    <dc:creator>Pierre Jourlin</dc:creator>
    <meta:printed-by>Pierre Jourlin</meta:printed-by>
    <meta:print-date>2011-10-21T13:19:53</meta:print-date>
    <meta:document-statistic meta:table-count="3" meta:image-count="0" meta:object-count="0" meta:page-count="6" meta:paragraph-count="172" meta:word-count="2533" meta:character-count="15158" meta:non-whitespace-character-count="12775"/>
  </office:meta>
</office:document-meta>
</file>